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aec1" officeooo:paragraph-rsid="0009aec1"/>
    </style:style>
    <style:style style:name="P2" style:family="paragraph" style:parent-style-name="Standard">
      <style:text-properties officeooo:rsid="0009aec1" officeooo:paragraph-rsid="000a8d80"/>
    </style:style>
    <style:style style:name="P3" style:family="paragraph" style:parent-style-name="Standard">
      <style:text-properties officeooo:rsid="000a8d80" officeooo:paragraph-rsid="000a8d80"/>
    </style:style>
    <style:style style:name="P4" style:family="paragraph" style:parent-style-name="Standard">
      <style:text-properties officeooo:rsid="000a8d80" officeooo:paragraph-rsid="000bdb55"/>
    </style:style>
    <style:style style:name="P5" style:family="paragraph" style:parent-style-name="Standard">
      <style:text-properties officeooo:rsid="000bdb55" officeooo:paragraph-rsid="000bdb55"/>
    </style:style>
    <style:style style:name="T1" style:family="text">
      <style:text-properties officeooo:rsid="000a8d80"/>
    </style:style>
    <style:style style:name="T2" style:family="text">
      <style:text-properties officeooo:rsid="000bdb55"/>
    </style:style>
    <style:style style:name="T3" style:family="text">
      <style:text-properties officeooo:rsid="000d61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业一：</text:p>
      <text:p text:style-name="P1">作业：实现数据库版的的登录、注册、重置密码功能分别写３个xxx.py文件来实现对应的功能</text:p>
      <text:p text:style-name="P1">１．需求：<text:span text:style-name="T2">（需要考虑索引问题，假设以后会有１０００万不重复的用户）</text:span></text:p>
      <text:p text:style-name="P2">设计一个表</text:p>
      <text:p text:style-name="P2">表里面字段有：</text:p>
      <text:p text:style-name="P2">用户序号（第几个注册的）、</text:p>
      <text:p text:style-name="P2">用户token<text:span text:style-name="T1">（根据用户名生成的一个指纹）、</text:span></text:p>
      <text:p text:style-name="P2">用户名、用户密码、用户邮箱、用户性别<text:span text:style-name="T1">（含有默认字段）</text:span>、用户年龄</text:p>
      <text:p text:style-name="P2">用户是否被冻结<text:span text:style-name="T1">（默认值为０，标示未冻结）</text:span></text:p>
      <text:p text:style-name="P1"/>
      <text:p text:style-name="P1"/>
      <text:p text:style-name="P1">#注册：</text:p>
      <text:p text:style-name="P1"/>
      <text:p text:style-name="P1">１．要求：</text:p>
      <text:p text:style-name="P1">　　　用户名不可以重复<text:span text:style-name="T1">（用户名最多５个字、最低不少于２个字）</text:span></text:p>
      <text:p text:style-name="P3">　　　设置密码</text:p>
      <text:p text:style-name="P3">　　　要有确认密码功能</text:p>
      <text:p text:style-name="P3">　　　密码必须含有大写字符、小写字符、数字不少于８位</text:p>
      <text:p text:style-name="P1"/>
      <text:p text:style-name="P1">#登录</text:p>
      <text:p text:style-name="P1"/>
      <text:p text:style-name="P3">１．要求：</text:p>
      <text:p text:style-name="P3">　　用户输入户信息完成登录功能</text:p>
      <text:p text:style-name="P3">　　需判断用户是否存在，不存在，提示用户不存在</text:p>
      <text:p text:style-name="P3">　　判断密码是否正确，输入三次以上账户冻结，下次该用户登录后提示用户账户已冻结</text:p>
      <text:p text:style-name="P3">　</text:p>
      <text:p text:style-name="P3">#忘记密码功能：（重置密码）</text:p>
      <text:p text:style-name="P3">　　１．用户输入用户名，根据用户名查找出用户的邮箱，假设给改邮箱发了一个验证码，为０６０９</text:p>
      <text:p text:style-name="P4">　　２．用户输入新密码 <text:span text:style-name="T2">(</text:span>密码必须含有大写字符、小写字符、数字不少于８位<text:span text:style-name="T2">)</text:span></text:p>
      <text:p text:style-name="P5">　　３．确认密码（再输一次，判断两次输入结果是否一致）</text:p>
      <text:p text:style-name="P5">　　４．输入邮箱的验证码，判断验证码是否正确（假设都是０６０９）</text:p>
      <text:p text:style-name="P5">　　　都正确提示用户修改成功</text:p>
      <text:p text:style-name="P5">　　　不正确提示用户那一项发生了错误</text:p>
      <text:p text:style-name="P5"/>
      <text:p text:style-name="P5">实现以上功能后，在数据库中注册一批用户</text:p>
      <text:p text:style-name="P5">使用mysql与python交互（每一个功能定义一个方法、使用的时候可以直接调用该方法即可查询出结果）</text:p>
      <text:p text:style-name="P5">１．查找出所有所用注册用户信息</text:p>
      <text:p text:style-name="P5">２．查找用账户被冻结的用户的信息</text:p>
      <text:p text:style-name="P5">３．查找出年龄为２５岁的所有用户信息</text:p>
      <text:p text:style-name="P5">４．根据性别进行分组，返回对应性别的所用用户的用户名<text:span text:style-name="T3">。</text:span></text:p>
      <text:p text:style-name="P5"/>
      <text:p text:style-name="P5"/>
      <text:p text:style-name="P5">作业二<text:span text:style-name="T3">：总结mysql相关知识，整理完毕，将其与作业一起发送到我邮箱。</text:span></text:p>
      <text:p text:style-name="P5">　　</text:p>
      <text:p text:style-name="P3">　　</text:p>
      <text:p text:style-name="P3">　　</text:p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08:01:08.867705918</meta:creation-date>
    <dc:date>2018-08-18T08:37:58.354057248</dc:date>
    <meta:editing-duration>PT1M49S</meta:editing-duration>
    <meta:editing-cycles>1</meta:editing-cycles>
    <meta:document-statistic meta:table-count="0" meta:image-count="0" meta:object-count="0" meta:page-count="2" meta:paragraph-count="38" meta:word-count="660" meta:character-count="722" meta:non-whitespace-character-count="682"/>
    <meta:generator>LibreOffice/5.1.6.2$Linux_X86_64 LibreOffice_project/10m0$Build-2</meta:generator>
  </office:meta>
</office:document-meta>
</file>